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P1" style:family="paragraph" style:parent-style-name="Standard">
      <style:text-properties fo:font-size="16pt" fo:font-weight="bold" officeooo:rsid="0000746f" officeooo:paragraph-rsid="0000746f" style:font-size-asian="16pt" style:font-weight-asian="bold" style:font-size-complex="16pt" style:font-weight-complex="bold"/>
    </style:style>
    <style:style style:name="P2" style:family="paragraph" style:parent-style-name="Standard">
      <style:text-properties fo:font-size="16pt" fo:font-weight="bold" officeooo:rsid="00021bf1" officeooo:paragraph-rsid="00021bf1" style:font-size-asian="16pt" style:language-asian="zh" style:country-asian="CN" style:font-weight-asian="bold" style:font-size-complex="16pt" style:font-weight-complex="bold"/>
    </style:style>
    <style:style style:name="P3" style:family="paragraph" style:parent-style-name="Table_20_Contents">
      <style:text-properties fo:font-size="16pt" officeooo:rsid="0000746f" officeooo:paragraph-rsid="0000746f"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过滤器的用户登陆判断</text:p>
      <text:p text:style-name="P1">1,加入登陆判断过滤器</text:p>
      <table:table table:name="表格1" table:style-name="表格1">
        <table:table-column table:style-name="表格1.A"/>
        <table:table-row>
          <table:table-cell table:style-name="表格1.A1" office:value-type="string">
            <text:p text:style-name="P3">public void doFilter(ServletRequest request, ServletResponse response,</text:p>
            <text:p text:style-name="P3"><text:tab/><text:tab/><text:tab/>FilterChain chain) throws IOException, ServletException {</text:p>
            <text:p text:style-name="P3"><text:tab/><text:tab/>//把 ServletRequest转成HttpServletRequest</text:p>
            <text:p text:style-name="P3"><text:tab/><text:tab/>HttpServletRequest req=(HttpServletRequest)request;</text:p>
            <text:p text:style-name="P3"><text:tab/><text:tab/>//获得Session</text:p>
            <text:p text:style-name="P3"><text:tab/><text:tab/>HttpSession session=req.getSession();</text:p>
            <text:p text:style-name="P3"><text:tab/><text:tab/>//从Session取值</text:p>
            <text:p text:style-name="P3"><text:tab/><text:tab/>CSUser <text:s/>user=(CSUser)session.getAttribute("user");</text:p>
            <text:p text:style-name="P3"><text:s text:c="8"/>if(user==null){</text:p>
            <text:p text:style-name="P3"><text:s text:c="8"/><text:tab/>//把ServletResponse强转为HttpServletResponse</text:p>
            <text:p text:style-name="P3"><text:s text:c="8"/><text:tab/>HttpServletResponse resp=(HttpServletResponse)response;</text:p>
            <text:p text:style-name="P3"><text:s text:c="8"/><text:tab/>//获得项目的根目录</text:p>
            <text:p text:style-name="P3"><text:s text:c="8"/><text:tab/>String path=req.getContextPath();</text:p>
            <text:p text:style-name="P3"><text:s text:c="8"/><text:tab/>resp.sendRedirect(path+"/login.jsp");</text:p>
            <text:p text:style-name="P3"><text:s text:c="8"/>}else{</text:p>
            <text:p text:style-name="P3"><text:s text:c="8"/><text:tab/>chain.doFilter(request, response);</text:p>
            <text:p text:style-name="P3"><text:s text:c="8"/>}</text:p>
          </table:table-cell>
        </table:table-row>
      </table:table>
      <text:p text:style-name="P2">配置xml过滤器文件</text:p>
      <text:p text:style-name="P2">将jsp文件移动到另个文件夹将过滤器的过滤路径设置为当前目录下的所有jsp</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45S</meta:editing-duration>
    <meta:editing-cycles>4</meta:editing-cycles>
    <meta:generator>LibreOffice/5.3.0.3$Windows_X86_64 LibreOffice_project/7074905676c47b82bbcfbea1aeefc84afe1c50e1</meta:generator>
    <dc:date>2018-03-21T14:36:21.131000000</dc:date>
    <meta:document-statistic meta:table-count="1" meta:image-count="0" meta:object-count="0" meta:page-count="1" meta:paragraph-count="21" meta:word-count="120" meta:character-count="718" meta:non-whitespace-character-count="607"/>
    <meta:user-defined meta:name="Info 1"/>
    <meta:user-defined meta:name="Info 2"/>
    <meta:user-defined meta:name="Info 3"/>
    <meta:user-defined meta:name="Info 4"/>
  </office:meta>
</office:document-meta>
</file>